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a2a" officeooo:paragraph-rsid="0008ea2a"/>
    </style:style>
    <style:style style:name="P2" style:family="paragraph" style:parent-style-name="Standard">
      <style:text-properties officeooo:rsid="0008ea2a" officeooo:paragraph-rsid="000db71f"/>
    </style:style>
    <style:style style:name="P3" style:family="paragraph" style:parent-style-name="Standard">
      <style:text-properties officeooo:rsid="0008ea2a" officeooo:paragraph-rsid="0010addc"/>
    </style:style>
    <style:style style:name="P4" style:family="paragraph" style:parent-style-name="Standard">
      <style:text-properties officeooo:rsid="0008ea2a" officeooo:paragraph-rsid="001da777"/>
    </style:style>
    <style:style style:name="P5" style:family="paragraph" style:parent-style-name="Standard">
      <style:text-properties officeooo:rsid="0008ea2a" officeooo:paragraph-rsid="0034046c"/>
    </style:style>
    <style:style style:name="P6" style:family="paragraph" style:parent-style-name="Standard">
      <style:text-properties officeooo:rsid="0008ea2a" officeooo:paragraph-rsid="0035fa15"/>
    </style:style>
    <style:style style:name="P7" style:family="paragraph" style:parent-style-name="Standard">
      <style:text-properties officeooo:rsid="0008ea2a" officeooo:paragraph-rsid="0037cf21"/>
    </style:style>
    <style:style style:name="P8" style:family="paragraph" style:parent-style-name="Standard">
      <style:text-properties officeooo:rsid="0008ea2a" officeooo:paragraph-rsid="0039967e"/>
    </style:style>
    <style:style style:name="P9" style:family="paragraph" style:parent-style-name="Standard">
      <style:text-properties officeooo:rsid="004d9da9" officeooo:paragraph-rsid="004d9da9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120236" style:font-size-asian="10pt" style:font-size-complex="10pt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1da777" style:font-size-asian="10pt" style:font-size-complex="10pt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229f86" style:font-size-asian="10pt" style:font-size-complex="10pt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230250" style:font-size-asian="10pt" style:font-size-complex="10pt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35fa15" style:font-size-asian="10pt" style:font-size-complex="10pt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37cf21" style:font-size-asian="10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0pt" officeooo:rsid="00120236" officeooo:paragraph-rsid="004aaa0a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0pt" officeooo:rsid="00247677" officeooo:paragraph-rsid="0025cfe4" style:font-size-asian="10pt" style:font-size-complex="10pt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0pt" officeooo:rsid="00247677" officeooo:paragraph-rsid="0026b016" style:font-size-asian="10pt" style:font-size-complex="10pt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0pt" officeooo:rsid="00247677" officeooo:paragraph-rsid="002f57d8" style:font-size-asian="10pt" style:font-size-complex="10pt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0pt" officeooo:rsid="00247677" officeooo:paragraph-rsid="0035fa15" style:font-size-asian="10pt" style:font-size-complex="10pt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ize="10pt" officeooo:rsid="00247677" officeooo:paragraph-rsid="0037cf21" style:font-size-asian="10pt" style:font-size-complex="10pt"/>
    </style:style>
    <style:style style:name="P22" style:family="paragraph" style:parent-style-name="Standard">
      <style:paragraph-properties fo:margin-left="2.501cm" fo:margin-right="0cm" fo:margin-top="0.101cm" fo:margin-bottom="0.101cm" loext:contextual-spacing="false" fo:text-indent="0cm" style:auto-text-indent="false" style:writing-mode="page"/>
      <style:text-properties fo:font-size="10pt" officeooo:rsid="00247677" officeooo:paragraph-rsid="0037cf21" style:font-size-asian="10pt" style:font-size-complex="10pt"/>
    </style:style>
    <style:style style:name="P23" style:family="paragraph" style:parent-style-name="Standard">
      <style:paragraph-properties fo:break-before="page"/>
      <style:text-properties officeooo:rsid="0008ea2a" officeooo:paragraph-rsid="0039967e"/>
    </style:style>
    <style:style style:name="P24" style:family="paragraph" style:parent-style-name="Standard">
      <style:paragraph-properties fo:break-before="page"/>
      <style:text-properties officeooo:rsid="0008ea2a" officeooo:paragraph-rsid="003d57f0"/>
    </style:style>
    <style:style style:name="P25" style:family="paragraph" style:parent-style-name="Standard">
      <style:paragraph-properties fo:text-align="center" style:justify-single-word="false" fo:break-before="page" style:writing-mode="page"/>
      <style:text-properties fo:font-weight="bold" officeooo:rsid="00189a26" officeooo:paragraph-rsid="0034046c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style:writing-mode="page"/>
      <style:text-properties officeooo:rsid="0008ea2a" officeooo:paragraph-rsid="001753e2"/>
    </style:style>
    <style:style style:name="P27" style:family="paragraph" style:parent-style-name="Standard">
      <style:paragraph-properties fo:margin-top="0.101cm" fo:margin-bottom="0.101cm" loext:contextual-spacing="false" style:writing-mode="page"/>
      <style:text-properties officeooo:rsid="0008ea2a" officeooo:paragraph-rsid="00230250"/>
    </style:style>
    <style:style style:name="P28" style:family="paragraph" style:parent-style-name="Standard">
      <style:paragraph-properties fo:margin-top="0.101cm" fo:margin-bottom="0.101cm" loext:contextual-spacing="false" style:writing-mode="page"/>
      <style:text-properties officeooo:rsid="0008ea2a" officeooo:paragraph-rsid="001da777"/>
    </style:style>
    <style:style style:name="P29" style:family="paragraph" style:parent-style-name="Standard">
      <style:paragraph-properties fo:margin-top="0.101cm" fo:margin-bottom="0.101cm" loext:contextual-spacing="false" style:writing-mode="page"/>
      <style:text-properties officeooo:rsid="0008ea2a" officeooo:paragraph-rsid="0035fa15"/>
    </style:style>
    <style:style style:name="P30" style:family="paragraph" style:parent-style-name="Standard">
      <style:paragraph-properties fo:margin-top="0.101cm" fo:margin-bottom="0.101cm" loext:contextual-spacing="false" style:writing-mode="page"/>
      <style:text-properties officeooo:rsid="0008ea2a" officeooo:paragraph-rsid="0037cf21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1a7392" officeooo:paragraph-rsid="0034046c"/>
    </style:style>
    <style:style style:name="P32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08ea2a"/>
    </style:style>
    <style:style style:name="P33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3d7826"/>
    </style:style>
    <style:style style:name="P34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0afeb9"/>
    </style:style>
    <style:style style:name="P35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0c0477"/>
    </style:style>
    <style:style style:name="P36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1e81b0"/>
    </style:style>
    <style:style style:name="P37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2ba246"/>
    </style:style>
    <style:style style:name="P38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35fa15"/>
    </style:style>
    <style:style style:name="P39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76918"/>
    </style:style>
    <style:style style:name="P40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aaa0a"/>
    </style:style>
    <style:style style:name="P41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d3ae0"/>
    </style:style>
    <style:style style:name="P42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1753e2"/>
    </style:style>
    <style:style style:name="P43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230250"/>
    </style:style>
    <style:style style:name="P44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2f1b86"/>
    </style:style>
    <style:style style:name="P45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37cf21"/>
    </style:style>
    <style:style style:name="P46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f8400"/>
    </style:style>
    <style:style style:name="P47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f8d9b"/>
    </style:style>
    <style:style style:name="P48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08ea2a" officeooo:paragraph-rsid="004ff498"/>
    </style:style>
    <style:style style:name="P49" style:family="paragraph" style:parent-style-name="Standard" style:list-style-name="L2">
      <style:paragraph-properties fo:margin-top="0.101cm" fo:margin-bottom="0.101cm" loext:contextual-spacing="false" style:writing-mode="page"/>
      <style:text-properties officeooo:rsid="0008ea2a" officeooo:paragraph-rsid="004d9da9"/>
    </style:style>
    <style:style style:name="P50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404255" style:font-size-asian="9pt" style:font-size-complex="9pt"/>
    </style:style>
    <style:style style:name="P51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1e81b0" style:font-size-asian="9pt" style:font-size-complex="9pt"/>
    </style:style>
    <style:style style:name="P52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1da777" style:font-size-asian="9pt" style:font-size-complex="9pt"/>
    </style:style>
    <style:style style:name="P53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35fa15" style:font-size-asian="9pt" style:font-size-complex="9pt"/>
    </style:style>
    <style:style style:name="P54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230250" style:font-size-asian="9pt" style:font-size-complex="9pt"/>
    </style:style>
    <style:style style:name="P55" style:family="paragraph" style:parent-style-name="Standard" style:list-style-name="L1">
      <style:paragraph-properties fo:margin-top="0.101cm" fo:margin-bottom="0.101cm" loext:contextual-spacing="false" style:writing-mode="page"/>
      <style:text-properties fo:font-size="9pt" officeooo:rsid="0008ea2a" officeooo:paragraph-rsid="0037cf21" style:font-size-asian="9pt" style:font-size-complex="9pt"/>
    </style:style>
    <style:style style:name="P56" style:family="paragraph" style:parent-style-name="Standard" style:list-style-name="L1">
      <style:paragraph-properties fo:margin-top="0.101cm" fo:margin-bottom="0.101cm" loext:contextual-spacing="false" style:writing-mode="page"/>
      <style:text-properties fo:font-style="italic" fo:font-weight="bold" officeooo:rsid="00230250" officeooo:paragraph-rsid="0025cfe4" style:font-style-asian="italic" style:font-weight-asian="bold" style:font-style-complex="italic" style:font-weight-complex="bold"/>
    </style:style>
    <style:style style:name="P57" style:family="paragraph" style:parent-style-name="Standard" style:list-style-name="L1">
      <style:paragraph-properties fo:margin-top="0.101cm" fo:margin-bottom="0.101cm" loext:contextual-spacing="false" style:writing-mode="page"/>
      <style:text-properties fo:font-style="italic" fo:font-weight="bold" officeooo:rsid="00230250" officeooo:paragraph-rsid="0035fa15" style:font-style-asian="italic" style:font-weight-asian="bold" style:font-style-complex="italic" style:font-weight-complex="bold"/>
    </style:style>
    <style:style style:name="P58" style:family="paragraph" style:parent-style-name="Standard" style:list-style-name="L1">
      <style:paragraph-properties fo:margin-top="0.101cm" fo:margin-bottom="0.101cm" loext:contextual-spacing="false" style:writing-mode="page"/>
      <style:text-properties fo:font-style="italic" fo:font-weight="bold" officeooo:rsid="00230250" officeooo:paragraph-rsid="002f1b86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style:paragraph-properties fo:margin-top="0.101cm" fo:margin-bottom="0.101cm" loext:contextual-spacing="false" style:writing-mode="page"/>
      <style:text-properties fo:font-style="italic" fo:font-weight="bold" officeooo:rsid="00230250" officeooo:paragraph-rsid="0037cf21" style:font-style-asian="italic" style:font-weight-asian="bold" style:font-style-complex="italic" style:font-weight-complex="bold"/>
    </style:style>
    <style:style style:name="P60" style:family="paragraph" style:parent-style-name="Standard" style:list-style-name="L1">
      <style:paragraph-properties fo:margin-top="0.101cm" fo:margin-bottom="0.101cm" loext:contextual-spacing="false" style:writing-mode="page"/>
      <style:text-properties officeooo:rsid="004ff498" officeooo:paragraph-rsid="004ff498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size="8pt" fo:font-style="italic" fo:font-weight="bold" officeooo:rsid="004aaa0a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afeb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53e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a739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c44b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da77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81b0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3025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47677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6b01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f1b8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5fa1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7cf2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782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425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049e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4aaa0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4d9da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4f8d9b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ff498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0addc" style:font-weight-asian="bold" style:font-weight-complex="bold"/>
    </style:style>
    <style:style style:name="T26" style:family="text">
      <style:text-properties fo:color="#0000f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color="#0000ff" fo:font-size="8pt" fo:font-style="italic" fo:font-weight="normal" officeooo:rsid="000afeb9" style:font-size-asian="8pt" style:font-style-asian="italic" style:font-weight-asian="normal" style:font-size-complex="8pt" style:font-style-complex="italic" style:font-weight-complex="normal"/>
    </style:style>
    <style:style style:name="T28" style:family="text">
      <style:text-properties fo:color="#0000ff" fo:font-size="8pt" fo:font-style="italic" fo:font-weight="normal" officeooo:rsid="000c0477" style:font-size-asian="8pt" style:font-style-asian="italic" style:font-weight-asian="normal" style:font-size-complex="8pt" style:font-style-complex="italic" style:font-weight-complex="normal"/>
    </style:style>
    <style:style style:name="T29" style:family="text">
      <style:text-properties fo:color="#0000ff" fo:font-size="8pt" fo:font-style="italic" fo:font-weight="normal" officeooo:rsid="001c44b2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color="#0000ff" fo:font-style="italic" style:font-style-asian="italic" style:font-style-complex="italic"/>
    </style:style>
    <style:style style:name="T31" style:family="text">
      <style:text-properties officeooo:rsid="001da777"/>
    </style:style>
    <style:style style:name="T32" style:family="text">
      <style:text-properties fo:color="#ff0000" fo:font-style="italic" officeooo:rsid="001da777" style:font-style-asian="italic" style:font-style-complex="italic"/>
    </style:style>
    <style:style style:name="T3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text-position="sub 58%" fo:font-style="italic" fo:font-weight="bold" officeooo:rsid="002f57d8" style:font-style-asian="italic" style:font-weight-asian="bold" style:font-style-complex="italic" style:font-weight-complex="bold"/>
    </style:style>
    <style:style style:name="T35" style:family="text">
      <style:text-properties fo:font-size="11pt" fo:font-style="italic" fo:font-weight="bold" officeooo:rsid="0026b016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font-size="11pt" fo:font-style="italic" fo:font-weight="bold" officeooo:rsid="002f57d8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officeooo:rsid="0026b016"/>
    </style:style>
    <style:style style:name="T38" style:family="text">
      <style:text-properties style:text-position="super 58%" fo:font-style="italic" fo:font-weight="bold" officeooo:rsid="0026b016" style:font-style-asian="italic" style:font-weight-asian="bold" style:font-style-complex="italic" style:font-weight-complex="bold"/>
    </style:style>
    <style:style style:name="T39" style:family="text">
      <style:text-properties style:text-position="super 58%" fo:font-style="italic" fo:font-weight="bold" officeooo:rsid="0035fa15" style:font-style-asian="italic" style:font-weight-asian="bold" style:font-style-complex="italic" style:font-weight-complex="bold"/>
    </style:style>
    <style:style style:name="T40" style:family="text">
      <style:text-properties style:text-position="super 58%" fo:font-style="italic" fo:font-weight="bold" officeooo:rsid="0037cf21" style:font-style-asian="italic" style:font-weight-asian="bold" style:font-style-complex="italic" style:font-weight-complex="bold"/>
    </style:style>
    <style:style style:name="T41" style:family="text">
      <style:text-properties officeooo:rsid="00286033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d7ccc" style:font-size-asian="12pt" style:font-size-complex="12pt"/>
    </style:style>
    <style:style style:name="T44" style:family="text">
      <style:text-properties fo:font-size="12pt" fo:font-style="normal" fo:font-weight="normal" officeooo:rsid="002ba24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italic" fo:font-weight="bold" officeooo:rsid="002ba246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404255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style="italic" fo:font-weight="bold" officeooo:rsid="004049ef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officeooo:rsid="0035fa15"/>
    </style:style>
    <style:style style:name="T49" style:family="text">
      <style:text-properties officeooo:rsid="003b8b77"/>
    </style:style>
    <style:style style:name="T50" style:family="text">
      <style:text-properties officeooo:rsid="003d57f0"/>
    </style:style>
    <style:style style:name="T51" style:family="text">
      <style:text-properties officeooo:rsid="004aaa0a"/>
    </style:style>
    <style:style style:name="T52" style:family="text">
      <style:text-properties officeooo:rsid="004f8400"/>
    </style:style>
    <style:style style:name="T53" style:family="text">
      <style:text-properties fo:font-size="10pt" fo:font-style="italic" fo:font-weight="bold" officeooo:rsid="004f8400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0.06pt solid #ff0000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Morfologia Matemática binária</text:span>: <text:s text:c="4"/><text:span text:style-name="T50">teoria básica</text:span></text:p>
      <text:p text:style-name="P1"/>
      <text:p text:style-name="P10"><text:span text:style-name="T4">A</text:span><text:tab/>: imagem binária;</text:p>
      <text:p text:style-name="P10"><text:span text:style-name="T4">B</text:span><text:tab/>: elemento estruturante binário;</text:p>
      <text:p text:style-name="P1"/>
      <text:list xml:id="list4898060728487651578" text:style-name="L1">
        <text:list-item>
          <text:p text:style-name="P32"><text:span text:style-name="T4">Erosão</text:span>:<text:tab/><draw:frame draw:style-name="fr1" draw:name="Objeto1" text:anchor-type="as-char" svg:y="-0.437cm" svg:width="4.479cm" svg:height="0.644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2"><text:span text:style-name="T4">Dilatação</text:span>:<text:tab/><draw:frame draw:style-name="fr1" draw:name="Objeto2" text:anchor-type="as-char" svg:y="-0.441cm" svg:width="5.203cm" svg:height="0.64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</text:list-item>
        <text:list-item>
          <text:p text:style-name="P32"><text:span text:style-name="T4">Abertura</text:span>:<text:tab/><draw:frame draw:style-name="fr1" draw:name="Objeto3" text:anchor-type="as-char" svg:y="-0.437cm" svg:width="3.838cm" svg:height="0.61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</text:list-item>
        <text:list-item>
          <text:p text:style-name="P32"><text:span text:style-name="T4">Fechamento</text:span>:<text:tab/><draw:frame draw:style-name="fr1" draw:name="Objeto4" text:anchor-type="as-char" svg:y="-0.437cm" svg:width="3.828cm" svg:height="0.612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/text:list-item>
        <text:list-item>
          <text:p text:style-name="P32"><text:bookmark-start text:name="__DdeLink__779_1613020157"/><text:span text:style-name="T4">Acerto e Erro</text:span> <text:span text:style-name="T1">( </text:span><text:span text:style-name="T26">Hit-or-Miss</text:span><text:span text:style-name="T1"> )</text:span> : <draw:frame draw:style-name="fr1" draw:name="Objeto5" text:anchor-type="as-char" svg:y="-0.489cm" svg:width="5.311cm" svg:height="0.695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1" draw:name="Objeto6" text:anchor-type="as-char" svg:y="-0.489cm" svg:width="1.907cm" svg:height="0.695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bookmark-end text:name="__DdeLink__779_1613020157"/></text:p>
        </text:list-item>
        <text:list-item>
          <text:p text:style-name="P33"><text:span text:style-name="T17">Esqueleto</text:span><text:span text:style-name="T4"> </text:span><text:span text:style-name="T17">d</text:span><text:span text:style-name="T4">e </text:span><text:span text:style-name="T17">A</text:span> : <draw:frame draw:style-name="fr1" draw:name="Objeto42" text:anchor-type="as-char" svg:y="-0.711cm" svg:width="3.623cm" svg:height="1.134cm" draw:z-index="13"><draw:object xlink:href="./Object 42" xlink:type="simple" xlink:show="embed" xlink:actuate="onLoad"/><draw:image xlink:href="./ObjectReplacements/Object 42" xlink:type="simple" xlink:show="embed" xlink:actuate="onLoad"/><svg:desc>fórmula</svg:desc></draw:frame><draw:frame draw:style-name="fr1" draw:name="Objeto43" text:anchor-type="as-char" svg:y="-0.437cm" svg:width="5.881cm" svg:height="0.644cm" draw:z-index="14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46">k</text:span><text:span text:style-name="T18"> <text:s/>erosões sucessivas de </text:span><text:span text:style-name="T46">A</text:span><text:span text:style-name="T18"> por </text:span><text:span text:style-name="T46">B</text:span><text:span text:style-name="T18"> </text:span>:<text:tab/><draw:frame draw:style-name="fr1" draw:name="Objeto45" text:anchor-type="as-char" svg:y="-0.437cm" svg:width="6.389cm" svg:height="0.612cm" draw:z-index="1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            </text:list-item>
                        <text:list-item>
                          <text:p text:style-name="P50"><text:span text:style-name="T19">Próxima erosão sucessiva após <text:s text:c="2"/></text:span><text:span text:style-name="T47">n</text:span><text:span text:style-name="T19"> <text:s text:c="2"/>é <text:s/>vazio</text:span><text:span text:style-name="T4"> </text:span>:<text:tab/><draw:frame draw:style-name="fr1" draw:name="Objeto44" text:anchor-type="as-char" svg:y="-0.441cm" svg:width="5.103cm" svg:height="0.623cm" draw:z-index="16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s/></text:p>
        </text:list-item>
        <text:list-item>
          <text:p text:style-name="P32"/>
        </text:list-item>
        <text:list-item>
          <text:p text:style-name="P34"><text:span text:style-name="T4">A</text:span><text:span text:style-name="T5">finamento</text:span><text:span text:style-name="T4"> </text:span><text:span text:style-name="T2">( </text:span><text:span text:style-name="T27">Serra - 1982</text:span><text:span text:style-name="T2"> )</text:span><text:span text:style-name="T4"> </text:span>:<text:tab/><draw:frame draw:style-name="fr1" draw:name="Objeto7" text:anchor-type="as-char" svg:y="-0.437cm" svg:width="4.747cm" svg:height="0.612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</text:list-item>
        <text:list-item>
          <text:p text:style-name="P35"><text:span text:style-name="T4">A</text:span><text:span text:style-name="T5">finamento</text:span><text:span text:style-name="T4"> </text:span><text:span text:style-name="T2">( </text:span><text:span text:style-name="T28">alternativa</text:span><text:span text:style-name="T2"> )</text:span><text:span text:style-name="T4"> </text:span>:<text:tab/><draw:frame draw:style-name="fr1" draw:name="Objeto8" text:anchor-type="as-char" svg:y="-0.437cm" svg:width="6.812cm" svg:height="0.644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???</text:p>
        </text:list-item>
      </text:list>
      <text:p text:style-name="P4"/>
      <text:p text:style-name="P23"><text:span text:style-name="T24">Morfologia Matemática binária</text:span>: <text:s text:c="4"/><text:span text:style-name="T50">reconstrução morfológica</text:span></text:p>
      <text:p text:style-name="P4"/>
      <text:p text:style-name="P11"><text:span text:style-name="T9">F</text:span><text:tab/>: <text:span text:style-name="T41">I</text:span>magem <text:span text:style-name="T31">do marcador (pontos marcadores)</text:span>;<text:tab/><text:tab/><text:span text:style-name="T32">(ch-07)</text:span></text:p>
      <text:p text:style-name="P11"><text:span text:style-name="T9">G</text:span><text:tab/>: <text:span text:style-name="T41">Imagem (máscara)</text:span>;</text:p>
      <text:p text:style-name="P12"><text:span text:style-name="T4">B</text:span><text:tab/>: <text:span text:style-name="T41">E</text:span>lemento estruturante binário;</text:p>
      <text:p text:style-name="P17"><text:span text:style-name="T4">D</text:span><text:span text:style-name="T34">G</text:span><text:span text:style-name="T38">(n)</text:span><text:span text:style-name="T4">(f)</text:span><text:tab/>: Dilatação Geodésica <text:span text:style-name="T37">de tamanho </text:span><text:span text:style-name="T35">n</text:span> da imagem <text:span text:style-name="T35">F</text:span> em relação a <text:span text:style-name="T35">G</text:span> ;</text:p>
      <text:p text:style-name="P18"><text:span text:style-name="T13">R</text:span><text:span text:style-name="T34">G</text:span><text:span text:style-name="T38">D</text:span><text:span text:style-name="T4">(f)</text:span><text:tab/>: <text:span text:style-name="T37">Reconstrução Morfológica por Dilatação</text:span> da imagem <text:span text:style-name="T36">G</text:span> <text:span text:style-name="T37">por uma imagem de marcador</text:span> <text:span text:style-name="T36">F</text:span> ;</text:p>
      <text:p text:style-name="P28"/>
      <text:list xml:id="list135032269969962" text:continue-numbering="true" text:style-name="L1">
        <text:list-item>
          <text:p text:style-name="P36"><text:span text:style-name="T9">Dilatação Geodésica de Tamanho </text:span><text:span text:style-name="T10">n</text:span><text:span text:style-name="T4"> </text:span>:<text:tab/><draw:frame draw:style-name="fr1" draw:name="Objeto16" text:anchor-type="as-char" svg:y="-0.524cm" svg:width="5.332cm" svg:height="0.758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<text:span text:style-name="T9">Dilatação Geodésica de Tamanho 1</text:span><text:span text:style-name="T4"> </text:span>:<text:tab/><draw:frame draw:style-name="fr1" draw:name="Objeto19" text:anchor-type="as-char" svg:y="-0.42cm" svg:width="3.609cm" svg:height="0.598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        </text:list-item>
                        <text:list-item>
                          <text:p text:style-name="P52"><text:span text:style-name="T9">Dilatação Geodésica de Tamanho </text:span><text:span text:style-name="T10">0</text:span><text:span text:style-name="T4"> </text:span>:<text:tab/><draw:frame draw:style-name="fr1" draw:name="Objeto15" text:anchor-type="as-char" svg:y="-0.42cm" svg:width="2.27cm" svg:height="0.598cm" draw:z-index="19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6"/>
        </text:list-item>
        <text:list-item>
          <text:p text:style-name="P37"><text:span text:style-name="T11">Reconstrução Morfológica Binária por </text:span><text:span text:style-name="T9">Dilatação: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draw:frame draw:style-name="fr1" draw:name="Objeto26" text:anchor-type="as-char" svg:y="-0.494cm" svg:width="3.53cm" svg:height="0.699cm" draw:z-index="20"><draw:object xlink:href="./Object 26" xlink:type="simple" xlink:show="embed" xlink:actuate="onLoad"/><draw:image xlink:href="./ObjectReplacements/Object 26" xlink:type="simple" xlink:show="embed" xlink:actuate="onLoad"/><svg:desc>fórmula</svg:desc></draw:frame><text:span text:style-name="T42"><text:tab/></text:span><text:span text:style-name="T43">T</text:span><text:span text:style-name="T44">al que</text:span><text:span text:style-name="T45"> <text:s/>k</text:span><text:span text:style-name="T42"> <text:s/></text:span><text:span text:style-name="T42"><draw:frame draw:style-name="fr1" draw:name="Objeto27" text:anchor-type="as-char" svg:y="-0.42cm" svg:width="3.366cm" svg:height="0.6cm" draw:z-index="21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6"/>
      <text:p text:style-name="P14"><text:span text:style-name="T9">F</text:span><text:tab/>: <text:span text:style-name="T41">I</text:span>magem <text:span text:style-name="T31">do marcador (pontos marcadores)</text:span>;<text:tab/><text:tab/><text:span text:style-name="T32">(ch-07)</text:span></text:p>
      <text:p text:style-name="P14"><text:span text:style-name="T9">G</text:span><text:tab/>: <text:span text:style-name="T41">Imagem (máscara)</text:span>;</text:p>
      <text:p text:style-name="P14"><text:span text:style-name="T4">B</text:span><text:tab/>: <text:span text:style-name="T41">E</text:span>lemento estruturante binário;</text:p>
      <text:p text:style-name="P20"><text:span text:style-name="T15">E</text:span><text:span text:style-name="T34">G</text:span><text:span text:style-name="T38">(n)</text:span><text:span text:style-name="T4">(f)</text:span><text:tab/>: <text:span text:style-name="T48">Eros</text:span>ão Geodésica <text:span text:style-name="T37">de tamanho </text:span><text:span text:style-name="T35">n</text:span> da imagem <text:span text:style-name="T35">F</text:span> em relação a <text:span text:style-name="T35">G</text:span> ;</text:p>
      <text:p text:style-name="P20"><text:span text:style-name="T13">R</text:span><text:span text:style-name="T34">G</text:span><text:span text:style-name="T39">E</text:span><text:span text:style-name="T4">(f)</text:span><text:tab/>: <text:span text:style-name="T37">Reconstrução Morfológica por Erosão</text:span> da imagem <text:span text:style-name="T36">G</text:span> <text:span text:style-name="T37">por uma imagem de marcador</text:span> <text:span text:style-name="T36">F</text:span> ;</text:p>
      <text:p text:style-name="P29"/>
      <text:list xml:id="list135030493842347" text:continue-numbering="true" text:style-name="L1">
        <text:list-item>
          <text:p text:style-name="P38"><text:span text:style-name="T15">Eros</text:span><text:span text:style-name="T9">ão Geodésica de Tamanho </text:span><text:span text:style-name="T10">n</text:span><text:span text:style-name="T4"> </text:span>:<text:tab/><draw:frame draw:style-name="fr1" draw:name="Objeto31" text:anchor-type="as-char" svg:y="-0.524cm" svg:width="5.191cm" svg:height="0.758cm" draw:z-index="22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<text:span text:style-name="T15">Eros</text:span><text:span text:style-name="T9">ão Geodésica de Tamanho 1</text:span><text:span text:style-name="T4"> </text:span>:<text:tab/><draw:frame draw:style-name="fr1" draw:name="Objeto32" text:anchor-type="as-char" svg:y="-0.42cm" svg:width="3.588cm" svg:height="0.6cm" draw:z-index="23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        </text:list-item>
                        <text:list-item>
                          <text:p text:style-name="P53"><text:span text:style-name="T15">Eros</text:span><text:span text:style-name="T9">ão Geodésica de Tamanho </text:span><text:span text:style-name="T10">0</text:span><text:span text:style-name="T4"> </text:span>:<text:tab/><draw:frame draw:style-name="fr1" draw:name="Objeto33" text:anchor-type="as-char" svg:y="-0.42cm" svg:width="2.24cm" svg:height="0.6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7"/>
        </text:list-item>
        <text:list-item>
          <text:p text:style-name="P38"><text:span text:style-name="T11">Reconstrução Morfológica Binária por </text:span><text:span text:style-name="T15">Eros</text:span><text:span text:style-name="T9">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draw:frame draw:style-name="fr1" draw:name="Objeto34" text:anchor-type="as-char" svg:y="-0.494cm" svg:width="3.468cm" svg:height="0.699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text:span text:style-name="T42"><text:tab/></text:span><text:span text:style-name="T43">T</text:span><text:span text:style-name="T44">al que</text:span><text:span text:style-name="T45"> <text:s/>k</text:span><text:span text:style-name="T42"> <text:s/></text:span><text:span text:style-name="T42"><draw:frame draw:style-name="fr1" draw:name="Objeto35" text:anchor-type="as-char" svg:y="-0.42cm" svg:width="3.286cm" svg:height="0.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24"><text:span text:style-name="T24">Morfologia Matemática </text:span><text:span text:style-name="T25">Cinza</text:span>: <text:s text:c="4"/><text:span text:style-name="T50">teoria básica</text:span></text:p>
      <text:p text:style-name="P2"/>
      <text:p text:style-name="P10"><text:span text:style-name="T4">f</text:span><text:tab/>: imagem em níveis de cinza;</text:p>
      <text:p text:style-name="P10"><text:span text:style-name="T4">B</text:span><text:tab/>: elemento estruturante <text:span text:style-name="T51">binário</text:span>;</text:p>
      <text:p text:style-name="P16"><text:span text:style-name="T20">b</text:span><text:tab/>: elemento estruturante <text:span text:style-name="T51">(não binário)</text:span>;</text:p>
      <text:p text:style-name="P10"><text:span text:style-name="T4">(x , y)</text:span><text:tab/>: posição na imagem do centro do elemento estruturante;</text:p>
      <text:p text:style-name="P10"><text:span text:style-name="T4">(i , j)</text:span><text:tab/>: índice que indica a posição no elemento estruturante em relação ao seu centro.</text:p>
      <text:p text:style-name="P3"/>
      <text:list xml:id="list135031720284648" text:continue-numbering="true" text:style-name="L1">
        <text:list-item>
          <text:p text:style-name="P39"><text:span text:style-name="T4">Erosão</text:span>:</text:p>
          <text:list>
            <text:list-item>
              <text:p text:style-name="P40"><draw:frame draw:style-name="fr1" draw:name="Objeto48" text:anchor-type="as-char" svg:y="-0.437cm" svg:width="6.429cm" svg:height="0.914cm" draw:z-index="33"><draw:object xlink:href="./Object 48" xlink:type="simple" xlink:show="embed" xlink:actuate="onLoad"/><draw:image xlink:href="./ObjectReplacements/Object 48" xlink:type="simple" xlink:show="embed" xlink:actuate="onLoad"/><svg:desc>fórmula</svg:desc></draw:frame><text:tab/><text:span text:style-name="T3">B=EE binário</text:span> </text:p>
            </text:list-item>
            <text:list-item>
              <text:p text:style-name="P40"><draw:frame draw:style-name="fr1" draw:name="Objeto10" text:anchor-type="as-char" svg:y="-0.437cm" svg:width="8.22cm" svg:height="0.914cm" draw:z-index="34"><draw:object xlink:href="./Object 10" xlink:type="simple" xlink:show="embed" xlink:actuate="onLoad"/><draw:image xlink:href="./ObjectReplacements/Object 10" xlink:type="simple" xlink:show="embed" xlink:actuate="onLoad"/><svg:desc>fórmula</svg:desc></draw:frame> <text:s text:c="4"/><text:tab/><text:span text:style-name="T3">B=EE não binário</text:span> </text:p>
            </text:list-item>
          </text:list>
        </text:list-item>
        <text:list-item>
          <text:p text:style-name="P39"><text:span text:style-name="T4">Dilatação</text:span>:</text:p>
          <text:list>
            <text:list-item>
              <text:p text:style-name="P39"><draw:frame draw:style-name="fr1" draw:name="Objeto46" text:anchor-type="as-char" svg:y="-0.437cm" svg:width="6.514cm" svg:height="0.914cm" draw:z-index="35"><draw:object xlink:href="./Object 46" xlink:type="simple" xlink:show="embed" xlink:actuate="onLoad"/><draw:image xlink:href="./ObjectReplacements/Object 46" xlink:type="simple" xlink:show="embed" xlink:actuate="onLoad"/><svg:desc>fórmula</svg:desc></draw:frame><text:tab/><text:span text:style-name="T3">B=EE binário</text:span><text:span text:style-name="T51"> </text:span></text:p>
            </text:list-item>
            <text:list-item>
              <text:p text:style-name="P40"><draw:frame draw:style-name="fr1" draw:name="Objeto11" text:anchor-type="as-char" svg:y="-0.437cm" svg:width="8.241cm" svg:height="0.914cm" draw:z-index="36"><draw:object xlink:href="./Object 11" xlink:type="simple" xlink:show="embed" xlink:actuate="onLoad"/><draw:image xlink:href="./ObjectReplacements/Object 11" xlink:type="simple" xlink:show="embed" xlink:actuate="onLoad"/><svg:desc>fórmula</svg:desc></draw:frame> <text:s text:c="4"/><text:tab/><text:span text:style-name="T3">B=EE não binário</text:span> </text:p>
            </text:list-item>
          </text:list>
        </text:list-item>
        <text:list-item>
          <text:p text:style-name="P41"><text:span text:style-name="T4">Abertura</text:span>:</text:p>
          <text:list>
            <text:list-item>
              <text:p text:style-name="P41"><draw:frame draw:style-name="fr1" draw:name="Objeto12" text:anchor-type="as-char" svg:y="-0.437cm" svg:width="3.63cm" svg:height="0.612cm" draw:z-index="8"><draw:object xlink:href="./Object 12" xlink:type="simple" xlink:show="embed" xlink:actuate="onLoad"/><draw:image xlink:href="./ObjectReplacements/Object 12" xlink:type="simple" xlink:show="embed" xlink:actuate="onLoad"/><svg:desc>fórmula</svg:desc></draw:frame><text:tab/><text:span text:style-name="T3">B=EE binário</text:span>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<text:span text:style-name="T53">Transformação Idempotente</text:span><text:span text:style-name="T52">:</text:span><draw:frame draw:style-name="fr1" draw:name="Objeto14" text:anchor-type="as-char" svg:y="-0.437cm" svg:width="3.999cm" svg:height="0.612cm" draw:z-index="45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T4">Fechamento</text:span>:</text:p>
          <text:list>
            <text:list-item>
              <text:p text:style-name="P46"><draw:frame draw:style-name="fr1" draw:name="Objeto13" text:anchor-type="as-char" svg:y="-0.437cm" svg:width="3.62cm" svg:height="0.612cm" draw:z-index="9"><draw:object xlink:href="./Object 13" xlink:type="simple" xlink:show="embed" xlink:actuate="onLoad"/><draw:image xlink:href="./ObjectReplacements/Object 13" xlink:type="simple" xlink:show="embed" xlink:actuate="onLoad"/><svg:desc>fórmula</svg:desc></draw:frame><text:tab/><text:span text:style-name="T3">B=EE binário</text:span>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6"><text:span text:style-name="T53">Transformação Idempotente</text:span><text:span text:style-name="T52">:</text:span><draw:frame draw:style-name="fr1" draw:name="Objeto20" text:anchor-type="as-char" svg:y="-0.437cm" svg:width="3.967cm" svg:height="0.612cm" draw:z-index="46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22">Concatenação de Abertura e </text:span><text:span text:style-name="T4">Fechamento</text:span>:</text:p>
          <text:list>
            <text:list-item>
              <text:p text:style-name="P47"><draw:frame draw:style-name="fr1" draw:name="Objeto47" text:anchor-type="as-char" svg:y="-0.489cm" svg:width="5.613cm" svg:height="0.661cm" draw:z-index="47"><draw:object xlink:href="./Object 47" xlink:type="simple" xlink:show="embed" xlink:actuate="onLoad"/><draw:image xlink:href="./ObjectReplacements/Object 47" xlink:type="simple" xlink:show="embed" xlink:actuate="onLoad"/><svg:desc>fórmula</svg:desc></draw:frame><text:tab/><text:span text:style-name="T3">B=EE binário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0"><text:span text:style-name="T3">R</text:span><text:span text:style-name="T2">eduz regiões claras e reforça as regiões escuras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22">Concatenação de </text:span><text:span text:style-name="T4">Fechamento </text:span><text:span text:style-name="T22">e Abertura</text:span>:</text:p>
          <text:list>
            <text:list-item>
              <text:p text:style-name="P48"><draw:frame draw:style-name="fr1" draw:name="Objeto49" text:anchor-type="as-char" svg:y="-0.489cm" svg:width="5.616cm" svg:height="0.66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text:tab/><text:span text:style-name="T3">B=EE binário</text:span>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0"><text:span text:style-name="T3">R</text:span><text:span text:style-name="T2">eduz regiões escuras e reforça as regiões claras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22">Concatenação de </text:span><text:span text:style-name="T23">3 operações alternadas</text:span>:</text:p>
          <text:list>
            <text:list-item>
              <text:p text:style-name="P48"><text:span text:style-name="T6"><draw:frame draw:style-name="fr1" draw:name="Objeto51" text:anchor-type="as-char" svg:y="-0.489cm" svg:width="7.53cm" svg:height="0.661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span><text:span text:style-name="T6"><text:tab/></text:span><text:span text:style-name="T3">B=EE binário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8"><text:span text:style-name="T3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6"><draw:frame draw:style-name="fr1" draw:name="Objeto50" text:anchor-type="as-char" svg:y="-0.489cm" svg:width="7.74cm" svg:height="0.66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span><text:span text:style-name="T6"><text:tab/></text:span><text:span text:style-name="T3">B=EE binário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8"><text:span text:style-name="T3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2"><text:span text:style-name="T6"/></text:p>
        </text:list-item>
        <text:list-item>
          <text:p text:style-name="P42"><text:span text:style-name="T6">Gradiente por Dilatação</text:span>: <draw:frame draw:style-name="fr1" draw:name="Objeto17" text:anchor-type="as-char" svg:y="-0.437cm" svg:width="3.976cm" svg:height="0.612cm" draw:z-index="10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</text:list-item>
        <text:list-item>
          <text:p text:style-name="P42"><text:span text:style-name="T6">Gradiente por </text:span><text:span text:style-name="T4">Erosão</text:span>: <draw:frame draw:style-name="fr1" draw:name="Objeto18" text:anchor-type="as-char" svg:y="-0.437cm" svg:width="3.942cm" svg:height="0.612cm" draw:z-index="1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</text:list-item>
        <text:list-item>
          <text:p text:style-name="P42"><text:span text:style-name="T6">Gradiente Morfológico</text:span>: <draw:frame draw:style-name="fr1" draw:name="Objeto9" text:anchor-type="as-char" svg:y="-0.437cm" svg:width="4.731cm" svg:height="0.612cm" draw:z-index="12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</text:list-item>
      </text:list>
      <text:p text:style-name="P26"><text:soft-page-break/></text:p>
      <text:p text:style-name="P24"><text:span text:style-name="T24">Morfologia Matemática </text:span><text:span text:style-name="T25">Cinza</text:span>: <text:s text:c="4"/><text:span text:style-name="T50">reconstrução morfológica</text:span></text:p>
      <text:p text:style-name="P8"/>
      <text:p text:style-name="P13"><text:span text:style-name="T12">f</text:span><text:tab/>: imagem <text:span text:style-name="T31">do marcador (pontos marcadores)</text:span>;<text:tab/><text:tab/><text:span text:style-name="T32">(ch-07)</text:span></text:p>
      <text:p text:style-name="P13"><text:span text:style-name="T12">g</text:span><text:tab/>: <text:span text:style-name="T31">imagem (máscara)</text:span>;</text:p>
      <text:p text:style-name="P13"><text:span text:style-name="T12">b</text:span><text:tab/>: elemento estruturante binário;</text:p>
      <text:p text:style-name="P19"><text:span text:style-name="T4">D</text:span><text:span text:style-name="T33">g</text:span><text:span text:style-name="T38">(n)</text:span><text:span text:style-name="T4">(f)</text:span><text:tab/>: Dilatação Geodésica <text:span text:style-name="T37">de tamanho </text:span><text:span text:style-name="T35">n</text:span> da imagem <text:span text:style-name="T36">f</text:span> em relação a <text:span text:style-name="T36">g</text:span> ;</text:p>
      <text:p text:style-name="P19"><text:span text:style-name="T13">R</text:span><text:span text:style-name="T33">g</text:span><text:span text:style-name="T38">D</text:span><text:span text:style-name="T4">(f)</text:span><text:tab/>: <text:span text:style-name="T37">Reconstrução Morfológica por Dilatação</text:span> da imagem <text:span text:style-name="T35">g</text:span> <text:span text:style-name="T37">por uma imagem de marcador</text:span> <text:span text:style-name="T35">f</text:span> ;</text:p>
      <text:p text:style-name="P27"/>
      <text:list xml:id="list135030905561182" text:continue-numbering="true" text:style-name="L1">
        <text:list-item>
          <text:p text:style-name="P43"><text:span text:style-name="T9">Dilatação Geodésica de Tamanho </text:span><text:span text:style-name="T10">n</text:span><text:span text:style-name="T4"> </text:span>:<text:tab/><draw:frame draw:style-name="fr1" draw:name="Objeto21" text:anchor-type="as-char" svg:y="-0.524cm" svg:width="5.126cm" svg:height="0.758cm" draw:z-index="2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<text:span text:style-name="T9">Dilatação Geodésica de Tamanho 1 </text:span>:<text:tab/><draw:frame draw:style-name="fr1" draw:name="Objeto23" text:anchor-type="as-char" svg:y="-0.42cm" svg:width="3.403cm" svg:height="0.6cm" draw:z-index="25"><draw:object xlink:href="./Object 23" xlink:type="simple" xlink:show="embed" xlink:actuate="onLoad"/><draw:image xlink:href="./ObjectReplacements/Object 23" xlink:type="simple" xlink:show="embed" xlink:actuate="onLoad"/><svg:desc>fórmula</svg:desc></draw:frame><draw:frame draw:style-name="fr1" draw:name="Objeto24" text:anchor-type="as-char" svg:y="-0.367cm" svg:width="2.316cm" svg:height="0.494cm" draw:z-index="26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        </text:list-item>
                        <text:list-item>
                          <text:p text:style-name="P54"><text:span text:style-name="T9">Dilatação Geodésica de Tamanho </text:span><text:span text:style-name="T10">0</text:span><text:span text:style-name="T4"> </text:span>:<text:tab/><draw:frame draw:style-name="fr1" draw:name="Objeto22" text:anchor-type="as-char" svg:y="-0.42cm" svg:width="2.108cm" svg:height="0.6cm" draw:z-index="27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8"/>
        </text:list-item>
        <text:list-item>
          <text:p text:style-name="P44"><text:span text:style-name="T11">Reconstrução Morfológica </text:span><text:span text:style-name="T14">Cinza</text:span><text:span text:style-name="T11"> por </text:span><text:span text:style-name="T9">Dilataç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4"><draw:frame draw:style-name="fr1" draw:name="Objeto25" text:anchor-type="as-char" svg:y="-0.494cm" svg:width="3.325cm" svg:height="0.699cm" draw:z-index="28"><draw:object xlink:href="./Object 19" xlink:type="simple" xlink:show="embed" xlink:actuate="onLoad"/><draw:image xlink:href="./ObjectReplacements/Object 19" xlink:type="simple" xlink:show="embed" xlink:actuate="onLoad"/><svg:desc>fórmula</svg:desc></draw:frame><text:tab/><text:span text:style-name="T42"><text:tab/></text:span><text:span text:style-name="T43">T</text:span><text:span text:style-name="T44">al que</text:span><text:span text:style-name="T45"> <text:s/>k</text:span><text:span text:style-name="T42"> <text:s/></text:span><text:span text:style-name="T42"><draw:frame draw:style-name="fr1" draw:name="Objeto28" text:anchor-type="as-char" svg:y="-0.42cm" svg:width="3.193cm" svg:height="0.6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p text:style-name="P30"/>
      <text:p text:style-name="P15"><text:span text:style-name="T12">f</text:span><text:tab/>: imagem <text:span text:style-name="T31">do marcador (pontos marcadores)</text:span>;<text:tab/><text:tab/><text:span text:style-name="T32">(ch-07)</text:span></text:p>
      <text:p text:style-name="P15"><text:span text:style-name="T12">g</text:span><text:tab/>: <text:span text:style-name="T31">imagem (máscara)</text:span>;</text:p>
      <text:p text:style-name="P15"><text:span text:style-name="T12">b</text:span><text:tab/>: elemento estruturante binário;</text:p>
      <text:p text:style-name="P21"><text:span text:style-name="T16">E</text:span><text:span text:style-name="T33">g</text:span><text:span text:style-name="T38">(n)</text:span><text:span text:style-name="T4">(f)</text:span><text:tab/>: Dilatação Geodésica <text:span text:style-name="T37">de tamanho </text:span><text:span text:style-name="T35">n</text:span> da imagem <text:span text:style-name="T36">f</text:span> em relação a <text:span text:style-name="T36">g</text:span> ;</text:p>
      <text:p text:style-name="P22"><text:span text:style-name="T13">R</text:span><text:span text:style-name="T33">g</text:span><text:span text:style-name="T40">E</text:span><text:span text:style-name="T4">(f)</text:span><text:tab/>: <text:span text:style-name="T37">Reconstrução Morfológica por Erosão</text:span> da imagem <text:span text:style-name="T35">g</text:span> <text:span text:style-name="T37">por uma imagem de marcador</text:span> <text:span text:style-name="T35">f</text:span> ;</text:p>
      <text:p text:style-name="P30"/>
      <text:list xml:id="list135031723267345" text:continue-numbering="true" text:style-name="L1">
        <text:list-item>
          <text:p text:style-name="P45"><text:span text:style-name="T15">Eros</text:span><text:span text:style-name="T9">ão Geodésica de Tamanho </text:span><text:span text:style-name="T10">n</text:span><text:span text:style-name="T4"> </text:span>:<text:tab/><draw:frame draw:style-name="fr1" draw:name="Objeto36" text:anchor-type="as-char" svg:y="-0.524cm" svg:width="4.985cm" svg:height="0.758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<text:span text:style-name="T15">Eros</text:span><text:span text:style-name="T9">ão Geodésica de Tamanho 1</text:span><text:span text:style-name="T4"> </text:span>:<text:tab/><draw:frame draw:style-name="fr1" draw:name="Objeto37" text:anchor-type="as-char" svg:y="-0.42cm" svg:width="3.298cm" svg:height="0.6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draw:frame draw:style-name="fr1" draw:name="Objeto41" text:anchor-type="as-char" svg:y="-0.367cm" svg:width="2.374cm" svg:height="0.494cm" draw:z-index="39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            </text:list-item>
                        <text:list-item>
                          <text:p text:style-name="P55"><text:span text:style-name="T15">Eros</text:span><text:span text:style-name="T9">ão Geodésica de Tamanho </text:span><text:span text:style-name="T10">0</text:span><text:span text:style-name="T4"> </text:span>:<text:tab/><draw:frame draw:style-name="fr1" draw:name="Objeto38" text:anchor-type="as-char" svg:y="-0.42cm" svg:width="2.24cm" svg:height="0.6cm" draw:z-index="4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9"/>
        </text:list-item>
        <text:list-item>
          <text:p text:style-name="P45"><text:span text:style-name="T11">Reconstrução Morfológica Binária por </text:span><text:span text:style-name="T15">Eros</text:span><text:span text:style-name="T9">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draw:frame draw:style-name="fr1" draw:name="Objeto39" text:anchor-type="as-char" svg:y="-0.494cm" svg:width="3.249cm" svg:height="0.699cm" draw:z-index="41"><draw:object xlink:href="./Object 39" xlink:type="simple" xlink:show="embed" xlink:actuate="onLoad"/><draw:image xlink:href="./ObjectReplacements/Object 39" xlink:type="simple" xlink:show="embed" xlink:actuate="onLoad"/><svg:desc>fórmula</svg:desc></draw:frame><text:span text:style-name="T42"><text:tab/></text:span><text:span text:style-name="T43">T</text:span><text:span text:style-name="T44">al que</text:span><text:span text:style-name="T45"> <text:s/>k</text:span><text:span text:style-name="T42"> <text:s/></text:span><text:span text:style-name="T42"><draw:frame draw:style-name="fr1" draw:name="Objeto40" text:anchor-type="as-char" svg:y="-0.42cm" svg:width="3.113cm" svg:height="0.6cm" draw:z-index="42"><draw:object xlink:href="./Object 40" xlink:type="simple" xlink:show="embed" xlink:actuate="onLoad"/><draw:image xlink:href="./ObjectReplacements/Object 40" xlink:type="simple" xlink:show="embed" xlink:actuate="onLoad"/><svg:desc>fórmula</svg:desc></draw:frame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1"/>
      <text:p text:style-name="P1"/>
      <text:p text:style-name="P25">Modelo Digital de Supe<text:span text:style-name="T49">r</text:span>fície (MDS)</text:p>
      <text:p text:style-name="P5"/>
      <text:p text:style-name="P31"><text:span text:style-name="T24">Operador Cartola</text:span> ( <text:span text:style-name="T30">top-hat</text:span> ) :</text:p>
      <text:p text:style-name="P5"/>
      <text:list xml:id="list5143801921759172740" text:style-name="L2">
        <text:list-item>
          <text:p text:style-name="P49"><text:span text:style-name="T7">Cartola por Abertura </text:span><text:span text:style-name="T21">c/EE Binário</text:span><text:span text:style-name="T7"> </text:span><text:span text:style-name="T2">( </text:span><text:span text:style-name="T29">Top</text:span><text:span text:style-name="T26">-</text:span><text:span text:style-name="T29">Hat por Abertura</text:span><text:span text:style-name="T2"> )</text:span><text:span text:style-name="T4"> 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draw:frame draw:style-name="fr1" draw:name="Objeto29" text:anchor-type="as-char" svg:y="-0.437cm" svg:width="3.119cm" svg:height="0.612cm" draw:z-index="43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          <text:p text:style-name="P4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7">Cartola por </text:span><text:span text:style-name="T8">Fechamento</text:span><text:span text:style-name="T7"> </text:span><text:span text:style-name="T21">c/EE Binário</text:span><text:span text:style-name="T7"> <text:s/></text:span><text:span text:style-name="T2">( </text:span><text:span text:style-name="T29">Top</text:span><text:span text:style-name="T26">-</text:span><text:span text:style-name="T29">Hat por Fechamento</text:span><text:span text:style-name="T2"> )</text:span><text:span text:style-name="T4"> 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<draw:frame draw:style-name="fr1" draw:name="Objeto30" text:anchor-type="as-char" svg:y="-0.437cm" svg:width="3.078cm" svg:height="0.612cm" draw:z-index="44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          <text:p text:style-name="P4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1"/>
      <text:p text:style-name="P1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4:45:44.954494514</meta:creation-date>
    <dc:date>2017-10-31T13:50:30.340956037</dc:date>
    <meta:editing-duration>PT7H29M35S</meta:editing-duration>
    <meta:editing-cycles>41</meta:editing-cycles>
    <meta:generator>LibreOffice/5.2.7.2$Linux_X86_64 LibreOffice_project/20m0$Build-2</meta:generator>
    <meta:document-statistic meta:table-count="0" meta:image-count="0" meta:object-count="51" meta:page-count="6" meta:paragraph-count="102" meta:word-count="587" meta:character-count="3243" meta:non-whitespace-character-count="2717"/>
  </office:meta>
</office:document-meta>
</file>

<file path=Object 1/content.xml><?xml version="1.0" encoding="utf-8"?>
<math xmlns="http://www.w3.org/1998/Math/MathML" display="block">
  <semantics>
    <mrow>
      <mrow>
        <mi>A</mi>
        <mo stretchy="false">⊖</mo>
        <mi>B</mi>
      </mrow>
      <mrow>
        <mspace width="2em"/>
        <mo stretchy="false">=</mo>
        <mspace width="2em"/>
      </mrow>
      <mrow>
        <mo fence="true" stretchy="false">{</mo>
        <mrow>
          <mrow>
            <mi>z</mi>
            <mrow>
              <mspace width="2em"/>
              <mo stretchy="false">∣</mo>
              <mspace width="2em"/>
            </mrow>
            <mrow>
              <msub>
                <mrow>
                  <mo fence="true" stretchy="false">(</mo>
                  <mrow>
                    <mi>B</mi>
                  </mrow>
                  <mo fence="true" stretchy="false">)</mo>
                </mrow>
                <mi>z</mi>
              </msub>
              <mo stretchy="false">⊆</mo>
              <mi>A</mi>
            </mrow>
          </mrow>
        </mrow>
        <mo fence="true" stretchy="false">}</mo>
      </mrow>
    </mrow>
    <annotation encoding="StarMath 5.0">A ominus B ~=~ lbrace  z ~divides~ (B)_z subseteq A  rbrace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f</mi>
            <mi mathvariant="normal">⊖</mi>
            <mi>b</mi>
          </mrow>
        </mrow>
        <mo fence="true" stretchy="false">)</mo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2em"/>
        <mo stretchy="false">=</mo>
        <mspace width="2em"/>
      </mrow>
      <munder>
        <mrow>
          <mi mathvariant="italic">min</mi>
          <mrow>
            <mo fence="true" stretchy="false">{</mo>
            <mrow>
              <mrow>
                <mi>f</mi>
                <mrow>
                  <mo fence="true" stretchy="false">(</mo>
                  <mrow>
                    <mrow>
                      <mrow>
                        <mi>x</mi>
                        <mo stretchy="false">+</mo>
                        <mi>i</mi>
                      </mrow>
                      <mi>,</mi>
                      <mrow>
                        <mi>y</mi>
                        <mo stretchy="false">+</mo>
                        <mi>j</mi>
                      </mrow>
                    </mrow>
                  </mrow>
                  <mo fence="true" stretchy="false">)</mo>
                </mrow>
                <mrow>
                  <mspace width="2em"/>
                  <mo stretchy="false">−</mo>
                  <mspace width="2em"/>
                </mrow>
                <mi>b</mi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</mrow>
            </mrow>
            <mo fence="true" stretchy="false">}</mo>
          </mrow>
        </mrow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>
            <mspace width="0.5em"/>
            <mo stretchy="false">∈</mo>
            <mspace width="0.5em"/>
          </mrow>
          <mrow>
            <mo fence="true" stretchy="false">{</mo>
            <mrow>
              <mrow>
                <mtext>Coordenadas de </mtext>
                <mi>b</mi>
              </mrow>
            </mrow>
            <mo fence="true" stretchy="false">}</mo>
          </mrow>
        </mrow>
      </munder>
    </mrow>
    <annotation encoding="StarMath 5.0">(f %Ux2296 b)(x,y) ~=~  { min lbrace f(x+i,y+j)~-~b(i,j) rbrace }
csub {(i,j) `in` lbrace   "Coordenadas de " b rbrace }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f</mi>
            <mi mathvariant="normal">⊕</mi>
            <mi>b</mi>
          </mrow>
        </mrow>
        <mo fence="true" stretchy="false">)</mo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2em"/>
        <mo stretchy="false">=</mo>
        <mspace width="2em"/>
      </mrow>
      <munder>
        <mrow>
          <mi mathvariant="italic">max</mi>
          <mrow>
            <mo fence="true" stretchy="false">{</mo>
            <mrow>
              <mrow>
                <mi>f</mi>
                <mrow>
                  <mo fence="true" stretchy="false">(</mo>
                  <mrow>
                    <mrow>
                      <mrow>
                        <mi>x</mi>
                        <mo stretchy="false">+</mo>
                        <mi>i</mi>
                      </mrow>
                      <mi>,</mi>
                      <mrow>
                        <mi>y</mi>
                        <mo stretchy="false">+</mo>
                        <mi>j</mi>
                      </mrow>
                    </mrow>
                  </mrow>
                  <mo fence="true" stretchy="false">)</mo>
                </mrow>
                <mrow>
                  <mspace width="2em"/>
                  <mo stretchy="false">+</mo>
                  <mspace width="2em"/>
                </mrow>
                <mi>b</mi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</mrow>
            </mrow>
            <mo fence="true" stretchy="false">}</mo>
          </mrow>
        </mrow>
        <mrow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  <mrow>
            <mspace width="0.5em"/>
            <mo stretchy="false">∈</mo>
            <mspace width="0.5em"/>
          </mrow>
          <mrow>
            <mo fence="true" stretchy="false">{</mo>
            <mrow>
              <mrow>
                <mtext>Coordenadas de </mtext>
                <mi>b</mi>
              </mrow>
            </mrow>
            <mo fence="true" stretchy="false">}</mo>
          </mrow>
        </mrow>
      </munder>
    </mrow>
    <annotation encoding="StarMath 5.0">(f %Ux2295 b)(x,y) ~=~ { max lbrace f(x+i,y+j)~+~b(i,j) rbrace }
csub {(i,j) `in` lbrace   "Coordenadas de " b rbrace }</annotation>
  </semantics>
</math>
</file>

<file path=Object 12/content.xml><?xml version="1.0" encoding="utf-8"?>
<math xmlns="http://www.w3.org/1998/Math/MathML" display="block">
  <semantics>
    <mrow>
      <mi>f</mi>
      <mi mathvariant="normal">∘</mi>
      <mi>B</mi>
      <mrow>
        <mspace width="2em"/>
        <mo stretchy="false">=</mo>
        <mspace width="2em"/>
      </mrow>
      <mrow>
        <mo fence="true" stretchy="false">(</mo>
        <mrow>
          <mrow>
            <mi>f</mi>
            <mi mathvariant="normal">⊖</mi>
            <mi>B</mi>
          </mrow>
        </mrow>
        <mo fence="true" stretchy="false">)</mo>
      </mrow>
      <mi mathvariant="normal">⊕</mi>
      <mi>B</mi>
    </mrow>
    <annotation encoding="StarMath 5.0">f %Ux2218 B ~=~ (f %Ux2296 B) %Ux2295 B</annotation>
  </semantics>
</math>
</file>

<file path=Object 13/content.xml><?xml version="1.0" encoding="utf-8"?>
<math xmlns="http://www.w3.org/1998/Math/MathML" display="block">
  <semantics>
    <mrow>
      <mi>f</mi>
      <mi mathvariant="normal">•</mi>
      <mi>B</mi>
      <mrow>
        <mspace width="2em"/>
        <mo stretchy="false">=</mo>
        <mspace width="2em"/>
      </mrow>
      <mrow>
        <mo fence="true" stretchy="false">(</mo>
        <mrow>
          <mrow>
            <mi>f</mi>
            <mi mathvariant="normal">⊕</mi>
            <mi>B</mi>
          </mrow>
        </mrow>
        <mo fence="true" stretchy="false">)</mo>
      </mrow>
      <mi mathvariant="normal">⊖</mi>
      <mi>B</mi>
    </mrow>
    <annotation encoding="StarMath 5.0">f %Ux2022 B ~=~ (f %Ux2295 B) %Ux2296 B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f</mi>
                  <mo stretchy="false">∘</mo>
                  <mi>B</mi>
                </mrow>
              </mrow>
              <mo fence="true" stretchy="false">)</mo>
            </mrow>
            <mo stretchy="false">∘</mo>
            <mi>B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i>f</mi>
            <mo stretchy="false">∘</mo>
            <mi>B</mi>
          </mrow>
        </mrow>
        <mo fence="true" stretchy="false">)</mo>
      </mrow>
    </mrow>
    <annotation encoding="StarMath 5.0">((f circ B) circ B) ~=~ (f circ B)</annotation>
  </semantics>
</math>
</file>

<file path=Object 15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i>n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true">[</mo>
        <mrow>
          <mrow>
            <mspace width="2em"/>
            <msubsup>
              <mi>D</mi>
              <mi>g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b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true">]</mo>
      </mrow>
    </mrow>
    <annotation encoding="StarMath 5.0">D_g^{(n)} (f) ~=~  D_g^{(1)} left [ ~ D_g^{(n-1)} (f) ~ right ]</annotation>
  </semantics>
</math>
</file>

<file path=Object 16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i>n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true">[</mo>
        <mrow>
          <mrow>
            <mspace width="2em"/>
            <msubsup>
              <mi>D</mi>
              <mi>G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b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true">]</mo>
      </mrow>
    </mrow>
    <annotation encoding="StarMath 5.0">D_G^{(n)} (F) ~=~  D_G^{(1)} left [ ~ D_G^{(n-1)} (F) ~ right ]</annotation>
  </semantics>
</math>
</file>

<file path=Object 17/content.xml><?xml version="1.0" encoding="utf-8"?>
<math xmlns="http://www.w3.org/1998/Math/MathML" display="block">
  <semantics>
    <mrow>
      <mi mathvariant="italic">DG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⊕</mi>
              <mi>B</mi>
            </mrow>
          </mrow>
          <mo fence="true" stretchy="false">)</mo>
        </mrow>
        <mo stretchy="false">−</mo>
        <mi>f</mi>
      </mrow>
    </mrow>
    <annotation encoding="StarMath 5.0">DG(f) ~=~ (f %Ux2295 B) - f</annotation>
  </semantics>
</math>
</file>

<file path=Object 18/content.xml><?xml version="1.0" encoding="utf-8"?>
<math xmlns="http://www.w3.org/1998/Math/MathML" display="block">
  <semantics>
    <mrow>
      <mi mathvariant="italic">EG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i>f</mi>
        <mo stretchy="false">−</mo>
        <mrow>
          <mo fence="true" stretchy="false">(</mo>
          <mrow>
            <mrow>
              <mi>f</mi>
              <mi mathvariant="normal">⊖</mi>
              <mi>B</mi>
            </mrow>
          </mrow>
          <mo fence="true" stretchy="false">)</mo>
        </mrow>
      </mrow>
    </mrow>
    <annotation encoding="StarMath 5.0">EG(f) ~=~ f - (f %Ux2296 B)</annotation>
  </semantics>
</math>
</file>

<file path=Object 19/content.xml><?xml version="1.0" encoding="utf-8"?>
<math xmlns="http://www.w3.org/1998/Math/MathML" display="block">
  <semantics>
    <mrow>
      <msubsup>
        <mi>R</mi>
        <mi>g</mi>
        <mi>D</mi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R_g^D (f) ~=~ D_g^{(k)} (f)</annotation>
  </semantics>
</math>
</file>

<file path=Object 2/content.xml><?xml version="1.0" encoding="utf-8"?>
<math xmlns="http://www.w3.org/1998/Math/MathML" display="block">
  <semantics>
    <mrow>
      <mrow>
        <mi>A</mi>
        <mo stretchy="false">⊕</mo>
        <mi>B</mi>
      </mrow>
      <mrow>
        <mspace width="2em"/>
        <mo stretchy="false">=</mo>
        <mspace width="2em"/>
      </mrow>
      <mrow>
        <mo fence="true" stretchy="false">{</mo>
        <mrow>
          <mrow>
            <mi>z</mi>
            <mrow>
              <mspace width="2em"/>
              <mo stretchy="false">∣</mo>
              <mspace width="2em"/>
            </mrow>
            <mrow>
              <mrow>
                <msub>
                  <mrow>
                    <mo fence="true" stretchy="false">(</mo>
                    <mrow>
                      <mi>B</mi>
                    </mrow>
                    <mo fence="true" stretchy="false">)</mo>
                  </mrow>
                  <mi>z</mi>
                </msub>
                <mo stretchy="false">∩</mo>
                <mi>A</mi>
              </mrow>
              <mo stretchy="false">≠</mo>
              <mi mathvariant="normal">∅</mi>
            </mrow>
          </mrow>
        </mrow>
        <mo fence="true" stretchy="false">}</mo>
      </mrow>
    </mrow>
    <annotation encoding="StarMath 5.0">A oplus B ~=~ lbrace  z ~divides~ (B)_z intersection A &lt;&gt; emptyset  rbrace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f</mi>
                  <mi mathvariant="normal">•</mi>
                  <mi>B</mi>
                </mrow>
              </mrow>
              <mo fence="true" stretchy="false">)</mo>
            </mrow>
            <mi mathvariant="normal">•</mi>
            <mi>B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i>f</mi>
            <mi mathvariant="normal">•</mi>
            <mi>B</mi>
          </mrow>
        </mrow>
        <mo fence="true" stretchy="false">)</mo>
      </mrow>
    </mrow>
    <annotation encoding="StarMath 5.0">((f %Ux2022 B) %Ux2022 B) ~=~ (f %Ux2022 B)</annotation>
  </semantics>
</math>
</file>

<file path=Object 21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⊕</mi>
              <mi>B</mi>
            </mrow>
          </mrow>
          <mo fence="true" stretchy="false">)</mo>
        </mrow>
        <mo stretchy="false">∩</mo>
        <mi>G</mi>
      </mrow>
    </mrow>
    <annotation encoding="StarMath 5.0">D_G^{(1)} (F) ~=~ (F %Ux2295 B) intersection G</annotation>
  </semantics>
</math>
</file>

<file path=Object 22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n>0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f</mi>
    </mrow>
    <annotation encoding="StarMath 5.0">D_g^{(0)} (f) ~=~ f</annotation>
  </semantics>
</math>
</file>

<file path=Object 23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⊕</mi>
              <mi>b</mi>
            </mrow>
          </mrow>
          <mo fence="true" stretchy="false">)</mo>
        </mrow>
        <mo stretchy="false">∧</mo>
        <mi>G</mi>
      </mrow>
    </mrow>
    <annotation encoding="StarMath 5.0">D_g^{(1)} (f) ~=~ (f %Ux2295 b) and G</annotation>
  </semantics>
</math>
</file>

<file path=Object 24/content.xml><?xml version="1.0" encoding="utf-8"?>
<math xmlns="http://www.w3.org/1998/Math/MathML" display="block">
  <semantics>
    <mrow>
      <mrow>
        <mrow/>
        <mo stretchy="false">∧</mo>
        <mrow/>
      </mrow>
      <mrow>
        <mspace width="2em"/>
        <mo stretchy="false">=</mo>
        <mspace width="2em"/>
      </mrow>
      <mi mathvariant="italic">mínimo</mi>
    </mrow>
    <annotation encoding="StarMath 5.0">{}and{}~=~ mínimo</annotation>
  </semantics>
</math>
</file>

<file path=Object 25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n>0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F</mi>
    </mrow>
    <annotation encoding="StarMath 5.0">D_G^{(0)} (F) ~=~ F</annotation>
  </semantics>
</math>
</file>

<file path=Object 26/content.xml><?xml version="1.0" encoding="utf-8"?>
<math xmlns="http://www.w3.org/1998/Math/MathML" display="block">
  <semantics>
    <mrow>
      <msubsup>
        <mi>R</mi>
        <mi>G</mi>
        <mi>D</mi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R_G^D (F) ~=~ D_G^{(k)} (F)</annotation>
  </semantics>
</math>
</file>

<file path=Object 27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D_G^{(k)} (F) ~=~ D_G^{(k+1)} (F)</annotation>
  </semantics>
</math>
</file>

<file path=Object 28/content.xml><?xml version="1.0" encoding="utf-8"?>
<math xmlns="http://www.w3.org/1998/Math/MathML" display="block">
  <semantics>
    <mrow>
      <msubsup>
        <mi>D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D</mi>
        <mi>g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D_g^{(k)} (f) ~=~ D_g^{(k+1)} (f)</annotation>
  </semantics>
</math>
</file>

<file path=Object 29/content.xml><?xml version="1.0" encoding="utf-8"?>
<math xmlns="http://www.w3.org/1998/Math/MathML" display="block">
  <semantics>
    <mrow>
      <mi mathvariant="italic">ho</mi>
      <mrow>
        <mspace width="2em"/>
        <mo stretchy="false">=</mo>
        <mspace width="2em"/>
      </mrow>
      <mrow>
        <mi>f</mi>
        <mo stretchy="false">−</mo>
        <mrow>
          <mo fence="true" stretchy="false">(</mo>
          <mrow>
            <mrow>
              <mi>f</mi>
              <mi mathvariant="normal">∘</mi>
              <mi>B</mi>
            </mrow>
          </mrow>
          <mo fence="true" stretchy="false">)</mo>
        </mrow>
      </mrow>
    </mrow>
    <annotation encoding="StarMath 5.0">ho ~=~ f - (f %Ux2218 B)</annotation>
  </semantics>
</math>
</file>

<file path=Object 3/content.xml><?xml version="1.0" encoding="utf-8"?>
<math xmlns="http://www.w3.org/1998/Math/MathML" display="block">
  <semantics>
    <mrow>
      <mi>A</mi>
      <mo stretchy="false">∘</mo>
      <mi>B</mi>
      <mrow>
        <mspace width="2em"/>
        <mo stretchy="false">=</mo>
        <mspace width="2em"/>
      </mrow>
      <mrow>
        <mrow>
          <mo fence="true" stretchy="false">(</mo>
          <mrow>
            <mrow>
              <mi>A</mi>
              <mo stretchy="false">⊖</mo>
              <mi>B</mi>
            </mrow>
          </mrow>
          <mo fence="true" stretchy="false">)</mo>
        </mrow>
        <mo stretchy="false">⊕</mo>
        <mi>B</mi>
      </mrow>
    </mrow>
    <annotation encoding="StarMath 5.0">A circ B ~=~ (A ominus B) oplus B</annotation>
  </semantics>
</math>
</file>

<file path=Object 30/content.xml><?xml version="1.0" encoding="utf-8"?>
<math xmlns="http://www.w3.org/1998/Math/MathML" display="block">
  <semantics>
    <mrow>
      <mi mathvariant="italic">hc</mi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•</mi>
              <mi>B</mi>
            </mrow>
          </mrow>
          <mo fence="true" stretchy="false">)</mo>
        </mrow>
        <mo stretchy="false">−</mo>
        <mi>f</mi>
      </mrow>
    </mrow>
    <annotation encoding="StarMath 5.0">hc ~=~ (f %Ux2022 B) - f</annotation>
  </semantics>
</math>
</file>

<file path=Object 31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i>n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true">[</mo>
        <mrow>
          <mrow>
            <mspace width="2em"/>
            <msubsup>
              <mi>E</mi>
              <mi>G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b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true">]</mo>
      </mrow>
    </mrow>
    <annotation encoding="StarMath 5.0">E_G^{(n)} (F) ~=~  E_G^{(1)} left [ ~ E_G^{(n-1)} (F) ~ right ]</annotation>
  </semantics>
</math>
</file>

<file path=Object 32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⊖</mi>
              <mi>B</mi>
            </mrow>
          </mrow>
          <mo fence="true" stretchy="false">)</mo>
        </mrow>
        <mo stretchy="false">∪</mo>
        <mi>G</mi>
      </mrow>
    </mrow>
    <annotation encoding="StarMath 5.0">E_G^{(1)} (F) ~=~ (F %Ux2296 B) union G</annotation>
  </semantics>
</math>
</file>

<file path=Object 33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n>0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F</mi>
    </mrow>
    <annotation encoding="StarMath 5.0">E_G^{(0)} (F) ~=~ F</annotation>
  </semantics>
</math>
</file>

<file path=Object 34/content.xml><?xml version="1.0" encoding="utf-8"?>
<math xmlns="http://www.w3.org/1998/Math/MathML" display="block">
  <semantics>
    <mrow>
      <msubsup>
        <mi>R</mi>
        <mi>G</mi>
        <mi>E</mi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R_G^E (F) ~=~ E_G^{(k)} (F)</annotation>
  </semantics>
</math>
</file>

<file path=Object 35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E_G^{(k)} (F) ~=~ E_G^{(k+1)} (F)</annotation>
  </semantics>
</math>
</file>

<file path=Object 36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i>n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true">[</mo>
        <mrow>
          <mrow>
            <mspace width="2em"/>
            <msubsup>
              <mi>E</mi>
              <mi>g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sub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true">]</mo>
      </mrow>
    </mrow>
    <annotation encoding="StarMath 5.0">E_g^{(n)} (f) ~=~  E_g^{(1)} left [ ~ E_g^{(n-1)} (f) ~ right ]</annotation>
  </semantics>
</math>
</file>

<file path=Object 37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n>1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⊖</mi>
              <mi>b</mi>
            </mrow>
          </mrow>
          <mo fence="true" stretchy="false">)</mo>
        </mrow>
        <mo stretchy="false">∨</mo>
        <mi>g</mi>
      </mrow>
    </mrow>
    <annotation encoding="StarMath 5.0">E_g^{(1)} (f) ~=~ (f %Ux2296 b) or g</annotation>
  </semantics>
</math>
</file>

<file path=Object 38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n>0</mn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i>F</mi>
    </mrow>
    <annotation encoding="StarMath 5.0">E_G^{(0)} (F) ~=~ F</annotation>
  </semantics>
</math>
</file>

<file path=Object 39/content.xml><?xml version="1.0" encoding="utf-8"?>
<math xmlns="http://www.w3.org/1998/Math/MathML" display="block">
  <semantics>
    <mrow>
      <msubsup>
        <mi>R</mi>
        <mi>g</mi>
        <mi>E</mi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R_g^E (f) ~=~ E_g^{(k)} (f)</annotation>
  </semantics>
</math>
</file>

<file path=Object 4/content.xml><?xml version="1.0" encoding="utf-8"?>
<math xmlns="http://www.w3.org/1998/Math/MathML" display="block">
  <semantics>
    <mrow>
      <mi>A</mi>
      <mi mathvariant="normal">•</mi>
      <mi>B</mi>
      <mrow>
        <mspace width="2em"/>
        <mo stretchy="false">=</mo>
        <mspace width="2em"/>
      </mrow>
      <mrow>
        <mrow>
          <mo fence="true" stretchy="false">(</mo>
          <mrow>
            <mrow>
              <mi>A</mi>
              <mo stretchy="false">⊕</mo>
              <mi>B</mi>
            </mrow>
          </mrow>
          <mo fence="true" stretchy="false">)</mo>
        </mrow>
        <mo stretchy="false">⊖</mo>
        <mi>B</mi>
      </mrow>
    </mrow>
    <annotation encoding="StarMath 5.0">A %Ux2022 B ~=~ (A oplus B) ominus B</annotation>
  </semantics>
</math>
</file>

<file path=Object 40/content.xml><?xml version="1.0" encoding="utf-8"?>
<math xmlns="http://www.w3.org/1998/Math/MathML" display="block">
  <semantics>
    <mrow>
      <msubsup>
        <mi>E</mi>
        <mi>g</mi>
        <mrow>
          <mo fence="true" stretchy="false">(</mo>
          <mrow>
            <mi>k</mi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bsup>
        <mi>E</mi>
        <mi>g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subsup>
      <mrow>
        <mo fence="true" stretchy="false">(</mo>
        <mrow>
          <mi>f</mi>
        </mrow>
        <mo fence="true" stretchy="false">)</mo>
      </mrow>
    </mrow>
    <annotation encoding="StarMath 5.0">E_g^{(k)} (f) ~=~ E_g^{(k+1)} (f)</annotation>
  </semantics>
</math>
</file>

<file path=Object 41/content.xml><?xml version="1.0" encoding="utf-8"?>
<math xmlns="http://www.w3.org/1998/Math/MathML" display="block">
  <semantics>
    <mrow>
      <mrow>
        <mrow/>
        <mo stretchy="false">∨</mo>
        <mrow/>
      </mrow>
      <mrow>
        <mspace width="2em"/>
        <mo stretchy="false">=</mo>
        <mspace width="2em"/>
      </mrow>
      <mi mathvariant="italic">máximo</mi>
    </mrow>
    <annotation encoding="StarMath 5.0">{}or{}~=~ máximo</annotation>
  </semantics>
</math>
</file>

<file path=Object 42/content.xml><?xml version="1.0" encoding="utf-8"?>
<math xmlns="http://www.w3.org/1998/Math/MathML" display="block">
  <semantics>
    <mrow>
      <mi>S</mi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row>
        <munderover>
          <mo stretchy="false">U</mo>
          <mrow>
            <mi>k</mi>
            <mo stretchy="false">=</mo>
            <mn>0</mn>
          </mrow>
          <mi>n</mi>
        </munderover>
        <msub>
          <mi>S</mi>
          <mi>k</mi>
        </msub>
      </mrow>
      <mrow>
        <mo fence="true" stretchy="false">(</mo>
        <mrow>
          <mi>A</mi>
        </mrow>
        <mo fence="true" stretchy="false">)</mo>
      </mrow>
    </mrow>
    <annotation encoding="StarMath 5.0">S(A) ~=~ Oper U from{k=0} to{n} S_k ( A )</annotation>
  </semantics>
</math>
</file>

<file path=Object 43/content.xml><?xml version="1.0" encoding="utf-8"?>
<math xmlns="http://www.w3.org/1998/Math/MathML" display="block">
  <semantics>
    <mrow>
      <msub>
        <mi>S</mi>
        <mi>k</mi>
      </msub>
      <mrow>
        <mo fence="true" stretchy="false">(</mo>
        <mrow>
          <mi>A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A</mi>
              <mo stretchy="false">⊖</mo>
              <mi mathvariant="italic">kB</mi>
            </mrow>
          </mrow>
          <mo fence="true" stretchy="false">)</mo>
        </mrow>
        <mo stretchy="false">−</mo>
        <mrow>
          <mo fence="true" stretchy="false">(</mo>
          <mrow>
            <mrow>
              <mi>A</mi>
              <mo stretchy="false">⊖</mo>
              <mi mathvariant="italic">kB</mi>
            </mrow>
          </mrow>
          <mo fence="true" stretchy="false">)</mo>
        </mrow>
      </mrow>
      <mo stretchy="false">∘</mo>
      <mi>B</mi>
    </mrow>
    <annotation encoding="StarMath 5.0">S_k (A) ~=~ (A ominus kB) - (A ominus kB) circ B</annotation>
  </semantics>
</math>
</file>

<file path=Object 44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⊖</mo>
              <mi mathvariant="italic">mB</mi>
            </mrow>
          </mrow>
          <mo fence="true" stretchy="false">)</mo>
        </mrow>
        <mo stretchy="false">=</mo>
        <mi mathvariant="normal">∅</mi>
      </mrow>
      <mspace width="4em"/>
      <mtext>, p/ </mtext>
      <mrow>
        <mi>m</mi>
        <mo stretchy="false">=</mo>
        <mrow>
          <mi>n</mi>
          <mo stretchy="false">+</mo>
          <mn>1</mn>
        </mrow>
      </mrow>
    </mrow>
    <annotation encoding="StarMath 5.0">(A ominus mB) = emptyset ~~", p/ " m=n+1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⊖</mo>
            <mi mathvariant="italic">kB</mi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n>...</mn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A</mi>
                        <mo stretchy="false">⊖</mo>
                        <mi>B</mi>
                      </mrow>
                    </mrow>
                    <mo fence="true" stretchy="false">)</mo>
                  </mrow>
                  <mo stretchy="false">⊖</mo>
                  <mi>B</mi>
                </mrow>
              </mrow>
              <mo fence="true" stretchy="false">)</mo>
            </mrow>
            <mrow>
              <mn>...</mn>
              <mo stretchy="false">⊖</mo>
              <mi>B</mi>
            </mrow>
          </mrow>
        </mrow>
        <mo fence="true" stretchy="false">)</mo>
      </mrow>
    </mrow>
    <annotation encoding="StarMath 5.0">(A ominus kB) ~=~ (...((A ominus B) ominus B)... ominus B)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row>
            <mi>f</mi>
            <mi mathvariant="normal">⊕</mi>
            <mi>B</mi>
          </mrow>
        </mrow>
        <mo fence="true" stretchy="false">)</mo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2em"/>
        <mo stretchy="false">=</mo>
        <mspace width="2em"/>
      </mrow>
      <munder>
        <mrow>
          <mi mathvariant="italic">max</mi>
          <mrow>
            <mo fence="true" stretchy="false">{</mo>
            <mrow>
              <mrow>
                <mi>f</mi>
                <mrow>
                  <mo fence="true" stretchy="false">(</mo>
                  <mrow>
                    <mrow>
                      <mrow>
                        <mi>x</mi>
                        <mo stretchy="false">+</mo>
                        <mi>i</mi>
                      </mrow>
                      <mi>,</mi>
                      <mrow>
                        <mi>y</mi>
                        <mo stretchy="false">+</mo>
                        <mi>j</mi>
                      </mrow>
                    </mrow>
                  </mrow>
                  <mo fence="true" stretchy="false">)</mo>
                </mrow>
              </mrow>
            </mrow>
            <mo fence="true" stretchy="false">}</mo>
          </mrow>
        </mrow>
        <mrow>
          <mtext>P/ </mtext>
          <mi>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=</mo>
            <mn>1</mn>
          </mrow>
        </mrow>
      </munder>
    </mrow>
    <annotation encoding="StarMath 5.0">(f %Ux2295 B)(x,y) ~=~ { max lbrace f(x+i,y+j) rbrace}
csub {"P/ " B(i,j) = 1}</annotation>
  </semantics>
</math>
</file>

<file path=Object 47/content.xml><?xml version="1.0" encoding="utf-8"?>
<math xmlns="http://www.w3.org/1998/Math/MathML" display="block">
  <semantics>
    <mrow>
      <msup>
        <mi mathvariant="italic">abefec</mi>
        <mi>b</mi>
      </m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p>
        <mi mathvariant="italic">abe</mi>
        <mi>b</mi>
      </msup>
      <mrow>
        <mo fence="true" stretchy="false">(</mo>
        <mrow>
          <mrow>
            <mspace width="2em"/>
            <msup>
              <mi mathvariant="italic">fec</mi>
              <mi>b</mi>
            </m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false">)</mo>
      </mrow>
    </mrow>
    <annotation encoding="StarMath 5.0">abefec^b (f) ~=~ abe^b(~ fec^b( f) ~)</annotation>
  </semantics>
</math>
</file>

<file path=Object 48/content.xml><?xml version="1.0" encoding="utf-8"?>
<math xmlns="http://www.w3.org/1998/Math/MathML" display="block">
  <semantics>
    <mrow>
      <mrow>
        <mo fence="true" stretchy="false">(</mo>
        <mrow>
          <mrow>
            <mi>f</mi>
            <mi mathvariant="normal">⊖</mi>
            <mi>B</mi>
          </mrow>
        </mrow>
        <mo fence="true" stretchy="false">)</mo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2em"/>
        <mo stretchy="false">=</mo>
        <mspace width="2em"/>
      </mrow>
      <munder>
        <mrow>
          <mi mathvariant="italic">min</mi>
          <mrow>
            <mo fence="true" stretchy="false">{</mo>
            <mrow>
              <mrow>
                <mi>f</mi>
                <mrow>
                  <mo fence="true" stretchy="false">(</mo>
                  <mrow>
                    <mrow>
                      <mrow>
                        <mi>x</mi>
                        <mo stretchy="false">+</mo>
                        <mi>i</mi>
                      </mrow>
                      <mi>,</mi>
                      <mrow>
                        <mi>y</mi>
                        <mo stretchy="false">+</mo>
                        <mi>j</mi>
                      </mrow>
                    </mrow>
                  </mrow>
                  <mo fence="true" stretchy="false">)</mo>
                </mrow>
              </mrow>
            </mrow>
            <mo fence="true" stretchy="false">}</mo>
          </mrow>
        </mrow>
        <mrow>
          <mtext>P/ </mtext>
          <mi>B</mi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=</mo>
            <mn>1</mn>
          </mrow>
        </mrow>
      </munder>
    </mrow>
    <annotation encoding="StarMath 5.0">(f %Ux2296 B)(x,y) ~=~ { min lbrace f(x+i,y+j) rbrace  }
csub {"P/ " B(i,j) = 1}</annotation>
  </semantics>
</math>
</file>

<file path=Object 49/content.xml><?xml version="1.0" encoding="utf-8"?>
<math xmlns="http://www.w3.org/1998/Math/MathML" display="block">
  <semantics>
    <mrow>
      <msup>
        <mi mathvariant="italic">fecabe</mi>
        <mi>b</mi>
      </m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p>
        <mi mathvariant="italic">fec</mi>
        <mi>b</mi>
      </msup>
      <mrow>
        <mo fence="true" stretchy="false">(</mo>
        <mrow>
          <mrow>
            <mspace width="2em"/>
            <msup>
              <mi mathvariant="italic">abe</mi>
              <mi>b</mi>
            </msup>
            <mrow>
              <mo fence="true" stretchy="false">(</mo>
              <mrow>
                <mi>f</mi>
              </mrow>
              <mo fence="true" stretchy="false">)</mo>
            </mrow>
            <mspace width="2em"/>
          </mrow>
        </mrow>
        <mo fence="true" stretchy="false">)</mo>
      </mrow>
    </mrow>
    <annotation encoding="StarMath 5.0">fecabe^b (f) ~=~ fec^b(~ abe^b( f) ~)</annotation>
  </semantics>
</math>
</file>

<file path=Object 5/content.xml><?xml version="1.0" encoding="utf-8"?>
<math xmlns="http://www.w3.org/1998/Math/MathML" display="block">
  <semantics>
    <mrow>
      <mrow>
        <mi>A</mi>
        <mo stretchy="false">⊗</mo>
        <mi>B</mi>
      </mrow>
      <mrow>
        <mspace width="2em"/>
        <mo stretchy="false">=</mo>
        <mspace width="2em"/>
      </mrow>
      <mrow>
        <mrow>
          <mo fence="true" stretchy="false">(</mo>
          <mrow>
            <mrow>
              <mi>A</mi>
              <mo stretchy="false">⊖</mo>
              <msub>
                <mi>B</mi>
                <mn>1</mn>
              </msub>
            </mrow>
          </mrow>
          <mo fence="true" stretchy="false">)</mo>
        </mrow>
        <mo stretchy="false">∩</mo>
        <mrow>
          <mo fence="true" stretchy="false">(</mo>
          <mrow>
            <mrow>
              <msup>
                <mi>A</mi>
                <mi>c</mi>
              </msup>
              <mo stretchy="false">⊖</mo>
              <msub>
                <mi>B</mi>
                <mn>2</mn>
              </msub>
            </mrow>
          </mrow>
          <mo fence="true" stretchy="false">)</mo>
        </mrow>
      </mrow>
    </mrow>
    <annotation encoding="StarMath 5.0">A otimes B ~=~ (A ominus B_1) intersection (A^c ominus B_2)</annotation>
  </semantics>
</math>
</file>

<file path=Object 50/content.xml><?xml version="1.0" encoding="utf-8"?>
<math xmlns="http://www.w3.org/1998/Math/MathML" display="block">
  <semantics>
    <mrow>
      <msup>
        <mi mathvariant="italic">abefecabe</mi>
        <mi>b</mi>
      </m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p>
        <mi mathvariant="italic">abe</mi>
        <mi>b</mi>
      </msup>
      <mrow>
        <mo fence="true" stretchy="false">(</mo>
        <mrow>
          <mrow>
            <mspace width="2em"/>
            <msup>
              <mi mathvariant="italic">fec</mi>
              <mi>b</mi>
            </msup>
            <mrow>
              <mo fence="true" stretchy="false">(</mo>
              <mrow>
                <mrow>
                  <mspace width="2em"/>
                  <msup>
                    <mi mathvariant="italic">abe</mi>
                    <mi>b</mi>
                  </msup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space width="2em"/>
                </mrow>
              </mrow>
              <mo fence="true" stretchy="false">)</mo>
            </mrow>
            <mspace width="2em"/>
          </mrow>
        </mrow>
        <mo fence="true" stretchy="false">)</mo>
      </mrow>
    </mrow>
    <annotation encoding="StarMath 5.0">abefecabe^b (f) ~=~ abe^b(~ fec^b(~ abe^b( f) ~) ~)</annotation>
  </semantics>
</math>
</file>

<file path=Object 51/content.xml><?xml version="1.0" encoding="utf-8"?>
<math xmlns="http://www.w3.org/1998/Math/MathML" display="block">
  <semantics>
    <mrow>
      <msup>
        <mi mathvariant="italic">fecabefec</mi>
        <mi>b</mi>
      </msup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sup>
        <mi mathvariant="italic">fec</mi>
        <mi>b</mi>
      </msup>
      <mrow>
        <mo fence="true" stretchy="false">(</mo>
        <mrow>
          <mrow>
            <mspace width="2em"/>
            <msup>
              <mi mathvariant="italic">abe</mi>
              <mi>b</mi>
            </msup>
            <mrow>
              <mo fence="true" stretchy="false">(</mo>
              <mrow>
                <mrow>
                  <mspace width="2em"/>
                  <msup>
                    <mi mathvariant="italic">fec</mi>
                    <mi>b</mi>
                  </msup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space width="2em"/>
                </mrow>
              </mrow>
              <mo fence="true" stretchy="false">)</mo>
            </mrow>
            <mspace width="2em"/>
          </mrow>
        </mrow>
        <mo fence="true" stretchy="false">)</mo>
      </mrow>
    </mrow>
    <annotation encoding="StarMath 5.0">fecabefec^b (f) ~=~ fec^b(~ abe^b(~ fec^b( f) ~) ~)</annotation>
  </semantics>
</math>
</file>

<file path=Object 6/content.xml><?xml version="1.0" encoding="utf-8"?>
<math xmlns="http://www.w3.org/1998/Math/MathML" display="block">
  <semantics>
    <mrow>
      <msub>
        <mi>B</mi>
        <mn>1</mn>
      </msub>
      <mrow>
        <mspace width="2em"/>
        <mo stretchy="false">=</mo>
        <mspace width="2em"/>
      </mrow>
      <msubsup>
        <mi>B</mi>
        <mn>2</mn>
        <mi>c</mi>
      </msubsup>
    </mrow>
    <annotation encoding="StarMath 5.0">B_1 ~=~ B_2^c</annotation>
  </semantics>
</math>
</file>

<file path=Object 7/content.xml><?xml version="1.0" encoding="utf-8"?>
<math xmlns="http://www.w3.org/1998/Math/MathML" display="block">
  <semantics>
    <mrow>
      <mi>A</mi>
      <mrow>
        <mo fence="true" stretchy="false">(</mo>
        <mrow>
          <mi mathvariant="normal">✭</mi>
        </mrow>
        <mo fence="true" stretchy="false">)</mo>
      </mrow>
      <mi>B</mi>
      <mrow>
        <mspace width="2em"/>
        <mo stretchy="false">=</mo>
        <mspace width="2em"/>
      </mrow>
      <mi>A</mi>
      <mrow>
        <mspace width="2em"/>
        <mo stretchy="false">−</mo>
        <mspace width="2em"/>
      </mrow>
      <mrow>
        <mo fence="true" stretchy="false">(</mo>
        <mrow>
          <mrow>
            <mi>A</mi>
            <mi mathvariant="normal">⊗</mi>
            <mi>B</mi>
          </mrow>
        </mrow>
        <mo fence="true" stretchy="false">)</mo>
      </mrow>
    </mrow>
    <annotation encoding="StarMath 5.0">A (%Ux272D) B ~=~ A ~-~(A %Ux2297 B)</annotation>
  </semantics>
</math>
</file>

<file path=Object 8/content.xml><?xml version="1.0" encoding="utf-8"?>
<math xmlns="http://www.w3.org/1998/Math/MathML" display="block">
  <semantics>
    <mrow>
      <mi>A</mi>
      <mrow>
        <mo fence="true" stretchy="false">(</mo>
        <mrow>
          <mi mathvariant="normal">∗</mi>
        </mrow>
        <mo fence="true" stretchy="false">)</mo>
      </mrow>
      <mrow>
        <mo fence="true" stretchy="false">{</mo>
        <mrow>
          <mi>B</mi>
        </mrow>
        <mo fence="true" stretchy="false">}</mo>
      </mrow>
      <mrow>
        <mspace width="2em"/>
        <mo stretchy="false">=</mo>
        <mspace width="2em"/>
      </mrow>
      <mrow>
        <mo fence="true" stretchy="false">(</mo>
        <mrow>
          <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i mathvariant="normal">⊗</mi>
                              <msub>
                                <mi>B</mi>
                                <mn>1</mn>
                              </msub>
                            </mrow>
                          </mrow>
                          <mo fence="true" stretchy="false">)</mo>
                        </mrow>
                        <mi mathvariant="normal">⊗</mi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  <mn>...</mn>
                </mrow>
              </mrow>
              <mo fence="true" stretchy="false">)</mo>
            </mrow>
            <mi mathvariant="normal">⊗</mi>
            <msub>
              <mi>B</mi>
              <mi>n</mi>
            </msub>
          </mrow>
        </mrow>
        <mo fence="true" stretchy="false">)</mo>
      </mrow>
    </mrow>
    <annotation encoding="StarMath 5.0">A (%Ux2217) lbrace B rbrace ~=~ ((( (A %Ux2297 B_1) %Ux2297 B_2) ... ) %Ux2297 B_n)</annotation>
  </semantics>
</math>
</file>

<file path=Object 9/content.xml><?xml version="1.0" encoding="utf-8"?>
<math xmlns="http://www.w3.org/1998/Math/MathML" display="block">
  <semantics>
    <mrow>
      <mi>G</mi>
      <mrow>
        <mo fence="true" stretchy="false">(</mo>
        <mrow>
          <mi>f</mi>
        </mrow>
        <mo fence="true" stretchy="false">)</mo>
      </mrow>
      <mrow>
        <mspace width="2em"/>
        <mo stretchy="false">=</mo>
        <mspace width="2em"/>
      </mrow>
      <mrow>
        <mrow>
          <mo fence="true" stretchy="false">(</mo>
          <mrow>
            <mrow>
              <mi>f</mi>
              <mi mathvariant="normal">⊕</mi>
              <mi>B</mi>
            </mrow>
          </mrow>
          <mo fence="true" stretchy="false">)</mo>
        </mrow>
        <mo stretchy="false">−</mo>
        <mrow>
          <mo fence="true" stretchy="false">(</mo>
          <mrow>
            <mrow>
              <mi>A</mi>
              <mi mathvariant="normal">⊖</mi>
              <mi>B</mi>
            </mrow>
          </mrow>
          <mo fence="true" stretchy="false">)</mo>
        </mrow>
      </mrow>
    </mrow>
    <annotation encoding="StarMath 5.0">G(f) ~=~ (f %Ux2295 B) - (A %Ux2296 B)</annotation>
  </semantics>
</math>
</file>